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paragraph-rsid="0032ebe3" style:language-complex="ar" style:country-complex="SA"/>
    </style:style>
    <style:style style:name="P7" style:family="paragraph" style:parent-style-name="CellBody">
      <style:paragraph-properties fo:keep-with-next="always" style:snap-to-layout-grid="false"/>
      <style:text-properties fo:language="en" fo:country="US" officeooo:rsid="0032ebe3" officeooo:paragraph-rsid="0032ebe3"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316379" officeooo:paragraph-rsid="00316379"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paragraph-rsid="0032ebe3" style:language-complex="ar" style:country-complex="SA"/>
    </style:style>
    <style:style style:name="P12" style:family="paragraph" style:parent-style-name="CellBody">
      <style:paragraph-properties style:snap-to-layout-grid="false"/>
      <style:text-properties fo:language="en" fo:country="US" officeooo:rsid="0032ebe3" officeooo:paragraph-rsid="0032ebe3"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5" style:family="paragraph" style:parent-style-name="Standard">
      <style:text-properties style:font-name="Arial" fo:language="en" fo:country="US" officeooo:paragraph-rsid="001b92ce" style:language-complex="ar" style:country-complex="SA"/>
    </style:style>
    <style:style style:name="P16" style:family="paragraph" style:parent-style-name="Standard">
      <style:text-properties style:font-name="Arial" fo:language="en" fo:country="US" officeooo:rsid="001febee" officeooo:paragraph-rsid="001b92ce" style:language-complex="ar" style:country-complex="SA"/>
    </style:style>
    <style:style style:name="P17" style:family="paragraph" style:parent-style-name="Standard">
      <style:text-properties fo:language="en" fo:country="US" style:language-complex="ar" style:country-complex="SA"/>
    </style:style>
    <style:style style:name="P18" style:family="paragraph" style:parent-style-name="Standard">
      <style:text-properties fo:language="en" fo:country="US" officeooo:paragraph-rsid="0032ebe3" style:language-complex="ar" style:country-complex="SA"/>
    </style:style>
    <style:style style:name="P19" style:family="paragraph" style:parent-style-name="Body">
      <style:text-properties officeooo:paragraph-rsid="001b92ce"/>
    </style:style>
    <style:style style:name="P20" style:family="paragraph" style:parent-style-name="Body">
      <style:text-properties fo:color="#ff0000" fo:language="en" fo:country="US" fo:font-style="italic" style:font-style-asian="italic"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text-properties fo:language="en" fo:country="US" officeooo:rsid="001febee" officeooo:paragraph-rsid="001b92ce" style:language-complex="ar" style:country-complex="SA"/>
    </style:style>
    <style:style style:name="P23"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4" style:family="paragraph" style:parent-style-name="Body">
      <style:text-properties officeooo:rsid="002b27a6" officeooo:paragraph-rsid="002b27a6"/>
    </style:style>
    <style:style style:name="P25" style:family="paragraph" style:parent-style-name="Body">
      <style:text-properties officeooo:rsid="00340a7c" officeooo:paragraph-rsid="00340a7c"/>
    </style:style>
    <style:style style:name="P26" style:family="paragraph" style:parent-style-name="Heading_20_1">
      <style:text-properties fo:language="en" fo:country="US" style:language-complex="ar" style:country-complex="SA"/>
    </style:style>
    <style:style style:name="P27" style:family="paragraph" style:parent-style-name="Heading_20_1">
      <style:paragraph-properties fo:break-before="page"/>
      <style:text-properties fo:language="en" fo:country="US" style:language-complex="ar" style:country-complex="SA"/>
    </style:style>
    <style:style style:name="P28" style:family="paragraph" style:parent-style-name="Heading_20_2">
      <style:text-properties fo:language="en" fo:country="US" style:language-complex="ar" style:country-complex="SA"/>
    </style:style>
    <style:style style:name="P29" style:family="paragraph" style:parent-style-name="Heading_20_2">
      <style:text-properties fo:language="en" fo:country="US" officeooo:rsid="0021c380" officeooo:paragraph-rsid="001b92ce" style:language-complex="ar" style:country-complex="SA"/>
    </style:style>
    <style:style style:name="P30" style:family="paragraph" style:parent-style-name="Heading_20_2">
      <style:text-properties fo:language="en" fo:country="US" officeooo:rsid="001febee" officeooo:paragraph-rsid="001b92ce" style:language-complex="ar" style:country-complex="SA"/>
    </style:style>
    <style:style style:name="P31" style:family="paragraph" style:parent-style-name="Heading_20_2">
      <style:text-properties officeooo:rsid="002b27a6" officeooo:paragraph-rsid="002b27a6"/>
    </style:style>
    <style:style style:name="P32" style:family="paragraph" style:parent-style-name="Heading_20_2">
      <style:text-properties officeooo:rsid="0036964b" officeooo:paragraph-rsid="0036964b"/>
    </style:style>
    <style:style style:name="P33" style:family="paragraph" style:parent-style-name="Heading_20_2">
      <style:text-properties officeooo:rsid="003718a8" officeooo:paragraph-rsid="003718a8"/>
    </style:style>
    <style:style style:name="P34" style:family="paragraph" style:parent-style-name="Body">
      <style:text-properties officeooo:rsid="002b27a6" officeooo:paragraph-rsid="002b27a6"/>
    </style:style>
    <style:style style:name="P35" style:family="paragraph" style:parent-style-name="Body">
      <style:text-properties officeooo:rsid="0036964b" officeooo:paragraph-rsid="0036964b"/>
    </style:style>
    <style:style style:name="P36" style:family="paragraph" style:parent-style-name="Body">
      <style:text-properties officeooo:rsid="003718a8" officeooo:paragraph-rsid="003718a8"/>
    </style:style>
    <style:style style:name="P3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9"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0" style:family="paragraph" style:parent-style-name="CellBody">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officeooo:rsid="00352c2d" officeooo:paragraph-rsid="0032ebe3" style:language-complex="ar" style:country-complex="SA"/>
    </style:style>
    <style:style style:name="P42" style:family="paragraph" style:parent-style-name="CellBody">
      <style:paragraph-properties fo:keep-with-next="always" style:snap-to-layout-grid="false"/>
      <style:text-properties fo:language="en" fo:country="US" officeooo:rsid="00352c2d" officeooo:paragraph-rsid="00352c2d" style:language-complex="ar" style:country-complex="SA"/>
    </style:style>
    <style:style style:name="P43" style:family="paragraph" style:parent-style-name="Abstract">
      <style:text-properties fo:language="en" fo:country="US" officeooo:rsid="00316379" officeooo:paragraph-rsid="00316379" style:language-complex="ar" style:country-complex="SA"/>
    </style:style>
    <style:style style:name="P44"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19f0d1" style:font-size-asian="10pt" style:font-style-asian="italic" style:font-weight-asian="normal"/>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language="en" fo:country="US" style:language-complex="ar" style:country-complex="SA"/>
    </style:style>
    <style:style style:name="T8" style:family="text">
      <style:text-properties fo:language="en" fo:country="US" officeooo:rsid="001febee" style:language-complex="ar" style:country-complex="SA"/>
    </style:style>
    <style:style style:name="T9" style:family="text">
      <style:text-properties fo:language="en" fo:country="US" officeooo:rsid="002d69a3" style:language-complex="ar" style:country-complex="SA"/>
    </style:style>
    <style:style style:name="T10" style:family="text">
      <style:text-properties style:font-name="Courier New"/>
    </style:style>
    <style:style style:name="T11" style:family="text">
      <style:text-properties officeooo:rsid="002c9690"/>
    </style:style>
    <style:style style:name="T12" style:family="text">
      <style:text-properties officeooo:rsid="002c9fb2"/>
    </style:style>
    <style:style style:name="T13" style:family="text">
      <style:text-properties officeooo:rsid="00340a7c"/>
    </style:style>
    <style:style style:name="T14" style:family="text">
      <style:text-properties officeooo:rsid="003ba4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phics1" text:anchor-type="paragraph" svg:width="7in" svg:height="3.1075in" draw:z-index="0"><draw:image xlink:href="Pictures/1000020100000427000001D858483800E19BA5DB.png" xlink:type="simple" xlink:show="embed" xlink:actuate="onLoad"/></draw:frame></text:p>
      <text:p text:style-name="P13"><text:user-defined style:data-style-name="N0" text:name="RFP Title">RFP 182: Service Decorations</text:user-defined></text:p>
      <text:p text:style-name="P13"><text:span text:style-name="T2">Draft<text:line-break/><text:line-break/></text:span><text:span text:style-name="T2"><text:page-count style:num-format="1">8</text:page-count></text:span><text:span text:style-name="T2"> Pages</text:span></text:p>
      <text:p text:style-name="P13"><text:span text:style-name="T3">Text in Red is here to help you. Delete it when you have followed the instructions. <text:line-break/>The &lt;</text:span><text:span text:style-name="T4">RFP</text:span><text:span text:style-name="T3"> Title&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text:span></text:p>
      <text:p text:style-name="P8">Abstract</text:p>
      <text:p text:style-name="P9">Service properties provide a powerful way to add metadata to a service. It they <text:span text:style-name="T13">can </text:span>be used for filtering, inspection and <text:span text:style-name="T13">are</text:span> posted to interested parties via a change notification mechanism. Up until now service properties are owned by the bundle that registers the service. Only that bundle has the ServiceRegistration that allows modification of these properties. </text:p>
      <text:p text:style-name="P9">This RFP explores the possibility to allow other bundles to provide service properties or decorate services somehow. </text:p>
      <text:h text:style-name="P27" text:outline-level="1" text:restart-numbering="true" text:start-value="-1">Document Information</text:h>
      <text:h text:style-name="P29" text:outline-level="2">License</text:h>
      <text:p text:style-name="P23">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6">I HEREBY ACKNOWLEDGE AND AGREE TO THE TERMS AND CONDITIONS DELINEATED ABOVE.</text:p>
      <text:h text:style-name="P30"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0" text:outline-level="2">Feedback</text:h>
      <text:p text:style-name="P19"><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2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7">0 Document Information<text:tab/>2</text:p>
          <text:p text:style-name="P38">0.1 License<text:tab/>2</text:p>
          <text:p text:style-name="P38">0.2 Trademarks<text:tab/>3</text:p>
          <text:p text:style-name="P38">0.3 Feedback<text:tab/>3</text:p>
          <text:p text:style-name="P38">0.4 Table of Contents<text:tab/>3</text:p>
          <text:p text:style-name="P38">0.5 Terminology and Document Conventions<text:tab/>4</text:p>
          <text:p text:style-name="P38">0.6 Revision History<text:tab/>4</text:p>
          <text:p text:style-name="P37">1 Introduction<text:tab/>4</text:p>
          <text:p text:style-name="P37">2 Application Domain<text:tab/>5</text:p>
          <text:p text:style-name="P38">2.1 Terminology + Abbreviations<text:tab/>5</text:p>
          <text:p text:style-name="P37">3 Problem Description<text:tab/>5</text:p>
          <text:p text:style-name="P37">4 Use Cases<text:tab/>6</text:p>
          <text:p text:style-name="P38">4.1 NodeStatus services<text:tab/>6</text:p>
          <text:p text:style-name="P38">4.2 Location for Services<text:tab/>6</text:p>
          <text:p text:style-name="P38">4.3 Service Wiring<text:tab/>6</text:p>
          <text:p text:style-name="P38">4.4 Whiteboard Marking<text:tab/>6</text:p>
          <text:p text:style-name="P37">5 Requirements<text:tab/>7</text:p>
          <text:p text:style-name="P37"><text:soft-page-break/>6 Document Support<text:tab/>7</text:p>
          <text:p text:style-name="P38">6.1 References<text:tab/>7</text:p>
          <text:p text:style-name="P38">6.2 Author’s Address<text:tab/>7</text:p>
          <text:p text:style-name="P38">6.3 End of Document<text:tab/>8</text:p>
        </text:index-body>
      </text:table-of-content>
      <text:p text:style-name="P21"/>
      <text:h text:style-name="P28"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1"><text:span text:style-name="T10">Source code is shown in this typeface</text:span>.</text:p>
      <text:h text:style-name="P28"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Initial</text:p>
          </table:table-cell>
          <table:table-cell table:style-name="Table1.B2" office:value-type="string">
            <text:p text:style-name="Standard">August 2016</text:p>
          </table:table-cell>
          <table:table-cell table:style-name="Table1.C1" office:value-type="string">
            <text:p text:style-name="P40"><text:span text:style-name="T14">David Bosschaert, Tim Ward, Peter Kriens - </text:span>Initial Version</text:p>
          </table:table-cell>
        </table:table-row>
      </table:table>
      <text:p text:style-name="P21"/>
      <text:h text:style-name="P26" text:outline-level="1">Introduction</text:h>
      <text:p text:style-name="P25">Service properties provide a powerful way to add metadata to a service. It they can be used for filtering, inspection and are posted to interested parties via a change notification mechanism. Up until now service properties are owned by the bundle that registers the service. Only that bundle has the ServiceRegistration that allows modification of these properties. </text:p>
      <text:p text:style-name="P25">This RFP explores the possibility to allow other bundles to provide service properties or decorate services somehow. </text:p>
      <text:h text:style-name="P26" text:outline-level="1"><text:soft-page-break/>Application Domain</text:h>
      <text:p text:style-name="P20"/>
      <text:p text:style-name="P20">This is a description of the real world, unrelated to computer solutions. E.g. if you must make a text editor, you describe how the authors input text, do review cycles with peers and publish. This section should define the terminology that is used in later sections and paint a clear picture about issues and facts of the problem domain. Do not discuss solutions or problems that are solved, focus on a description of the context of the problem. This should answer questions like: What actors/entities take part in the problem domain? What is their role? </text:p>
      <text:p text:style-name="P20">It should describe the world as it is now, not when the solution is applied. This is a real world description, not of a computer system solving the real world problem!</text:p>
      <text:p text:style-name="P20">This section should also list assumptions that the RFC may make about the problem context. E.g. the number of users of a gateway shall not exceed 100. </text:p>
      <text:p text:style-name="P20">The difficult part is to not describe the solution, or the problem. This section should strictly limit itself to the context of the problem and the solution.</text:p>
      <text:p text:style-name="P20">Also, you should list existing products that exist in the problem context. E.g. for the Communications architecture there are Java Phone API, Java Messaging Service and javax.microedition.io that operate in this scope. It is not required to evaluate them, just list them.</text:p>
      <text:h text:style-name="P28" text:outline-level="2">Terminology + Abbreviations</text:h>
      <text:h text:style-name="P26" text:outline-level="1">Problem Description</text:h>
      <text:p text:style-name="P20">Detailed description of what problem is actually being solved. This section should answer questions like: What problem is being addressed? Who will benefit from the proposed solution? Why does the OSGi need this RFC?</text:p>
      <text:h text:style-name="P26" text:outline-level="1"><text:soft-page-break/>Use Cases</text:h>
      <text:p text:style-name="P20">List one or more use case models that describe system functionality.</text:p>
      <text:h text:style-name="P31" text:outline-level="2">NodeStatu<text:span text:style-name="T11">s </text:span>services</text:h>
      <text:p text:style-name="P24">RFC 183 defines a NodeStatus service which represents a node running in the cloud or some other compute platform. The RFC needs a way for nodes to mark themselves so that a provisioning agent or scheduler can know <text:s/>what type of work should be given to this node. For example, a node might have a very strong CPU and the application deployer wants to use the node for offloading computational jobs. Or a node might have a lot of disk space and should be used to host a database.</text:p>
      <text:p text:style-name="P24">A NodeStatus service is a simple OSGi service which is exposed via Remote Services. Its metadata is made available via service properties. <text:span text:style-name="T12">While RFC 183 could define a proprietary mechanism to allow other bundles to extend the NodeStatus service properties, a general solution on the Core OSGi level would be preferable.</text:span></text:p>
      <text:h text:style-name="P32" text:outline-level="2">Location for Services</text:h>
      <text:p text:style-name="P35">A bundle keeps a configurable database for devices in the house. When it sees the service appear, it adds a ‘location’ property to the service so that other bundles can see where the service is located.</text:p>
      <text:h text:style-name="Heading_20_2" text:outline-level="2">Service Wiring</text:h>
      <text:p text:style-name="P35">Each DS component gets its references with a target that asserts its own identity. </text:p>
      <text:p text:style-name="Plain_20_Text"><text:tab/>@Reference(target=“(identity=me)”)</text:p>
      <text:p text:style-name="P35">A bundle then provides a GUI to wire services together. In runtime, this bundle adds a property to wired services with a list of identities that it should wire to.</text:p>
      <text:h text:style-name="P33" text:outline-level="2">Whiteboard Marking</text:h>
      <text:p text:style-name="P36">As a whiteboard implementation I want to “mark” a service as having been processed. This way parties that are interested in the processed services can react to them by looking for the “processed” property.</text:p>
      <text:p text:style-name="P36">This would still need to work in the case where the whiteboard service was registered using Declarative Services and potentially had its properties updated using Config Admin. This could get messy, with the service property being briefly deleted by SCR on a config change, and then having to be re-added by the whiteboard implementation, even if there was no period of unavailability for the processed service…</text:p>
      <text:h text:style-name="P26" text:outline-level="1"><text:soft-page-break/>Requirements</text:h>
      <text:p text:style-name="Body"><text:span text:style-name="T7">SD</text:span><text:span text:style-name="T9">0010 – Allow bundles to provide additional properties to an OSGi service, even if these bundles do not have access to the original ServiceRegistration of that service.</text:span></text:p>
      <text:h text:style-name="P26" text:outline-level="1">Document Support</text:h>
      <text:h text:style-name="P28" text:outline-level="2">References</text:h>
      <text:list xml:id="list215701979604722955" text:style-name="WW8Num3">
        <text:list-item>
          <text:p text:style-name="P44"><text:bookmark-start text:name="_Ref493020620"/>Bradner, S., Key words for use in RFCs to Indicate Requirement Levels, RFC2119, March 1997.<text:bookmark-end text:name="_Ref493020620"/></text:p>
        </text:list-item>
        <text:list-item>
          <text:p text:style-name="P44">Software Requirements &amp; Specifications. Michael Jackson. ISBN 0-201-87712-0</text:p>
        </text:list-item>
      </text:list>
      <text:p text:style-name="P17"/>
      <text:p text:style-name="P17"/>
      <text:p text:style-name="P21"><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P28"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7">David Bosschaert</text:p>
          </table:table-cell>
        </table:table-row>
        <table:table-row table:style-name="Table2.1">
          <table:table-cell table:style-name="Table2.A1" office:value-type="string">
            <text:p text:style-name="P5">Company</text:p>
          </table:table-cell>
          <table:table-cell table:style-name="Table2.B1" office:value-type="string">
            <text:p text:style-name="P7">Adobe</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10">e-mail</text:p>
          </table:table-cell>
          <table:table-cell table:style-name="Table2.B1" office:value-type="string">
            <text:p text:style-name="P12">bosschae@adobe.com</text:p>
          </table:table-cell>
        </table:table-row>
      </table:table>
      <text:p text:style-name="P21"/>
      <table:table table:name="Table3" table:style-name="Table3">
        <table:table-column table:style-name="Table3.A"/>
        <table:table-column table:style-name="Table3.B"/>
        <text:soft-page-break/>
        <table:table-row table:style-name="Table3.1">
          <table:table-cell table:style-name="Table3.A1" office:value-type="string">
            <text:p text:style-name="P6">Name</text:p>
          </table:table-cell>
          <table:table-cell table:style-name="Table3.B1" office:value-type="string">
            <text:p text:style-name="P41">Tim Ward</text:p>
          </table:table-cell>
        </table:table-row>
        <table:table-row table:style-name="Table3.1">
          <table:table-cell table:style-name="Table3.A1" office:value-type="string">
            <text:p text:style-name="P6">Company</text:p>
          </table:table-cell>
          <table:table-cell table:style-name="Table3.B1" office:value-type="string">
            <text:p text:style-name="P42">Paremus</text:p>
          </table:table-cell>
        </table:table-row>
        <table:table-row table:style-name="Table3.1">
          <table:table-cell table:style-name="Table3.A1" office:value-type="string">
            <text:p text:style-name="P6">Address</text:p>
          </table:table-cell>
          <table:table-cell table:style-name="Table3.B1" office:value-type="string">
            <text:p text:style-name="P6"/>
          </table:table-cell>
        </table:table-row>
        <table:table-row table:style-name="Table3.1">
          <table:table-cell table:style-name="Table3.A1" office:value-type="string">
            <text:p text:style-name="P6">Voice</text:p>
          </table:table-cell>
          <table:table-cell table:style-name="Table3.B1" office:value-type="string">
            <text:p text:style-name="P6"/>
          </table:table-cell>
        </table:table-row>
        <table:table-row table:style-name="Table3.1">
          <table:table-cell table:style-name="Table3.A1" office:value-type="string">
            <text:p text:style-name="P11">e-mail</text:p>
          </table:table-cell>
          <table:table-cell table:style-name="Table3.B1" office:value-type="string">
            <text:p text:style-name="P11"/>
          </table:table-cell>
        </table:table-row>
      </table:table>
      <text:p text:style-name="P18"/>
      <text:p text:style-name="P18"/>
      <table:table table:name="Table4" table:style-name="Table4">
        <table:table-column table:style-name="Table4.A"/>
        <table:table-column table:style-name="Table4.B"/>
        <table:table-row table:style-name="Table4.1">
          <table:table-cell table:style-name="Table4.A1" office:value-type="string">
            <text:p text:style-name="P6">Name</text:p>
          </table:table-cell>
          <table:table-cell table:style-name="Table4.B1" office:value-type="string">
            <text:p text:style-name="P42">Peter Kriens</text:p>
          </table:table-cell>
        </table:table-row>
        <table:table-row table:style-name="Table4.1">
          <table:table-cell table:style-name="Table4.A1" office:value-type="string">
            <text:p text:style-name="P6">Company</text:p>
          </table:table-cell>
          <table:table-cell table:style-name="Table4.B1" office:value-type="string">
            <text:p text:style-name="P6"/>
          </table:table-cell>
        </table:table-row>
        <table:table-row table:style-name="Table4.1">
          <table:table-cell table:style-name="Table4.A1" office:value-type="string">
            <text:p text:style-name="P6">Address</text:p>
          </table:table-cell>
          <table:table-cell table:style-name="Table4.B1" office:value-type="string">
            <text:p text:style-name="P6"/>
          </table:table-cell>
        </table:table-row>
        <table:table-row table:style-name="Table4.1">
          <table:table-cell table:style-name="Table4.A1" office:value-type="string">
            <text:p text:style-name="P6">Voice</text:p>
          </table:table-cell>
          <table:table-cell table:style-name="Table4.B1" office:value-type="string">
            <text:p text:style-name="P6"/>
          </table:table-cell>
        </table:table-row>
        <table:table-row table:style-name="Table4.1">
          <table:table-cell table:style-name="Table4.A1" office:value-type="string">
            <text:p text:style-name="P11">e-mail</text:p>
          </table:table-cell>
          <table:table-cell table:style-name="Table4.B1" office:value-type="string">
            <text:p text:style-name="P11"/>
          </table:table-cell>
        </table:table-row>
      </table:table>
      <text:p text:style-name="P18"/>
      <text:h text:style-name="P28" text:outline-level="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58483800E19BA5DB.png" xlink:type="simple" xlink:show="embed" xlink:actuate="onLoad"/></draw:frame><text:tab/><text:user-defined style:data-style-name="N0" text:name="RFP Title">RFP 182: Service Decorations</text:user-defined><text:tab/>Page <text:page-number text:select-page="current">2</text:page-number> of <text:page-count style:num-format="1">8</text:page-count></text:p>
        <text:p text:style-name="Header"/>
        <text:p text:style-name="Header"><text:tab/>Draft<text:tab/><text:modification-date style:data-style-name="N121">17 August 2016</text:modification-date></text:p>
      </style:header>
      <style:footer>
        <text:p text:style-name="MP1">Copyright © <text:span text:style-name="MT1">OSGi Alliance </text:span><text:span text:style-name="MT1"><text:modification-date style:data-style-name="N122">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6</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8-11T15:56:25.259194000</meta:creation-date>
    <meta:editing-cycles>22</meta:editing-cycles>
    <meta:editing-duration>PT23M33S</meta:editing-duration>
    <meta:initial-creator>David Bosschaert</meta:initial-creator>
    <dc:date>2016-08-17T11:52:59.879468000</dc:date>
    <dc:creator>David Bosschaert</dc:creator>
    <meta:document-statistic meta:table-count="4" meta:image-count="2" meta:object-count="0" meta:page-count="8" meta:paragraph-count="114" meta:word-count="2134" meta:character-count="13428" meta:non-whitespace-character-count="11398"/>
    <meta:user-defined meta:name="Info"/>
    <meta:user-defined meta:name="Info 3"/>
    <meta:user-defined meta:name="Info 4"/>
    <meta:user-defined meta:name="RFP Title">RFP 182: Service Decorations</meta:user-defined>
  </office:meta>
</office:document-meta>
</file>